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bcd9" officeooo:paragraph-rsid="0006bcd9"/>
    </style:style>
    <style:style style:name="P2" style:family="paragraph" style:parent-style-name="Standard">
      <style:text-properties officeooo:rsid="000849c5" officeooo:paragraph-rsid="000849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te à faire : </text:p>
      <text:p text:style-name="P1">toutes les pages</text:p>
      <text:p text:style-name="P1">coordonnées GPS et/ou adresse (voir gmaps avant)</text:p>
      <text:p text:style-name="P2">améliorer mots clés</text:p>
      <text:p text:style-name="P2">changer pour dépasser les 1000 review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20:35:09.620897154</meta:creation-date>
    <dc:date>2024-01-10T23:34:16.810948275</dc:date>
    <meta:editing-duration>PT2H59M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23" meta:character-count="137" meta:non-whitespace-character-count="118"/>
  </office:meta>
</office:document-meta>
</file>